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5.023cm" fo:min-width="21.0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8.588cm" fo:min-width="9.797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7cm" fo:min-width="2.132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575cm" fo:min-width="7.449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55cm" fo:min-width="0.578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53cm" fo:min-width="0.57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54cm" fo:min-width="1.688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1cm" fo:min-width="0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89cm" fo:min-width="3.179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2.1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1.232cm"/>
    </style:style>
    <style:style style:name="gr1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9cm" fo:min-width="3.179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1.6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1.703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9cm" fo:min-width="3.619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89cm" fo:min-width="3.732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3.94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5cm" fo:min-width="2.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0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2.558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89cm" fo:min-width="3.178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3.31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3.31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2.91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.6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3.534cm"/>
    </style:style>
    <style:style style:name="gr30" style:family="graphic" style:parent-style-name="standard">
      <style:graphic-properties svg:stroke-color="#ffffff" draw:fill="none" draw:textarea-horizontal-align="justify" draw:textarea-vertical-align="middle" draw:auto-grow-height="false" fo:min-height="20.594cm" fo:min-width="20.693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87cm" fo:min-width="1.244cm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4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3cm" fo:min-width="2.13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1.23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5pt"/>
    </style:style>
    <style:style style:name="P4" style:family="paragraph">
      <loext:graphic-properties draw:fill="none"/>
      <style:paragraph-properties fo:text-align="center"/>
      <style:text-properties fo:font-size="15pt"/>
    </style:style>
    <style:style style:name="P5" style:family="paragraph">
      <loext:graphic-properties draw:fill="none" draw:fill-color="#ffffff"/>
      <style:text-properties fo:font-size="15pt" style:font-size-asian="26pt" style:font-size-complex="26pt"/>
    </style:style>
    <style:style style:name="P6" style:family="paragraph">
      <loext:graphic-properties draw:fill="none" draw:fill-color="#ffffff"/>
      <style:text-properties fo:font-size="15pt" style:font-size-asian="18pt" style:font-size-complex="18pt"/>
    </style:style>
    <style:style style:name="P7" style:family="paragraph">
      <loext:graphic-properties draw:fill="solid" draw:fill-color="#ffffff"/>
      <style:paragraph-properties fo:text-align="center"/>
      <style:text-properties fo:font-size="15pt"/>
    </style:style>
    <style:style style:name="T1" style:family="text">
      <style:text-properties fo:font-size="15pt"/>
    </style:style>
    <style:style style:name="T2" style:family="text">
      <style:text-properties fo:font-size="15pt" style:font-size-asian="26pt" style:font-size-complex="26pt"/>
    </style:style>
    <style:style style:name="T3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5.273cm" svg:x="0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349cm" svg:height="8.89cm" svg:x="5.318cm" svg:y="10.39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606cm" svg:height="0.937cm" svg:x="9.128cm" svg:y="10.501cm">
          <draw:text-box>
            <text:p><text:span text:style-name="T1">Monitor</text:span><text:span text:style-name="T1">Synchr</text:span><text:span text:style-name="T1">onizati</text:span><text:span text:style-name="T1">on</text:span></text:p>
          </draw:text-box>
        </draw:frame>
        <draw:custom-shape draw:style-name="gr4" draw:text-style-name="P2" draw:layer="layout" svg:width="8.001cm" svg:height="6.877cm" svg:x="1.376cm" svg:y="19.7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596cm" svg:height="1.635cm" svg:x="2.265cm" svg:y="21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669cm" svg:height="0.962cm" svg:x="2.765cm" svg:y="21.454cm">
          <draw:text-box>
            <text:p><text:span text:style-name="T2">a</text:span></text:p>
          </draw:text-box>
        </draw:frame>
        <draw:custom-shape draw:style-name="gr5" draw:text-style-name="P4" draw:layer="layout" svg:width="1.596cm" svg:height="1.635cm" svg:x="2.266cm" svg:y="22.8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669cm" svg:height="0.962cm" svg:x="2.766cm" svg:y="23.224cm">
          <draw:text-box>
            <text:p><text:span text:style-name="T2">x</text:span></text:p>
          </draw:text-box>
        </draw:frame>
        <draw:custom-shape draw:style-name="gr7" draw:text-style-name="P4" draw:layer="layout" svg:width="1.596cm" svg:height="1.633cm" svg:x="2.267cm" svg:y="24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.596cm" svg:height="0.962cm" svg:x="2.365cm" svg:y="25.159cm">
          <draw:text-box>
            <text:p><text:span text:style-name="T2">M</text:span><text:span text:style-name="T2">O</text:span></text:p>
          </draw:text-box>
        </draw:frame>
        <draw:custom-shape draw:style-name="gr8" draw:text-style-name="P4" draw:layer="layout" svg:width="3.166cm" svg:height="1.634cm" svg:x="7.64cm" svg:y="13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472cm" svg:height="0.839cm" svg:x="7.688cm" svg:y="14.239cm">
          <draw:text-box>
            <text:p><text:span text:style-name="T3">inputEnd=0</text:span></text:p>
          </draw:text-box>
        </draw:frame>
        <draw:custom-shape draw:style-name="gr10" draw:text-style-name="P7" draw:layer="layout" svg:width="3.731cm" svg:height="0.791cm" svg:x="7.465cm" svg:y="20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" draw:layer="layout" svg:width="2.632cm" svg:height="0.839cm" svg:x="8.112cm" svg:y="21.098cm">
          <draw:text-box>
            <text:p><text:span text:style-name="T1">SetA</text:span></text:p>
          </draw:text-box>
        </draw:frame>
        <draw:custom-shape draw:style-name="gr10" draw:text-style-name="P7" draw:layer="layout" svg:width="3.731cm" svg:height="0.791cm" svg:x="7.465cm" svg:y="21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1.732cm" svg:height="0.839cm" svg:x="8.313cm" svg:y="21.847cm">
          <draw:text-box>
            <text:p><text:span text:style-name="T1">GetA</text:span></text:p>
          </draw:text-box>
        </draw:frame>
        <draw:line draw:style-name="gr13" draw:text-style-name="P4" draw:layer="layout" svg:x1="7.466cm" svg:y1="21.262cm" svg:x2="3.848cm" svg:y2="21.94cm">
          <text:p/>
        </draw:line>
        <draw:line draw:style-name="gr13" draw:text-style-name="P4" draw:layer="layout" svg:x1="7.466cm" svg:y1="22.279cm" svg:x2="3.735cm" svg:y2="22.392cm">
          <text:p/>
        </draw:line>
        <draw:custom-shape draw:style-name="gr10" draw:text-style-name="P7" draw:layer="layout" svg:width="3.731cm" svg:height="0.791cm" svg:x="7.465cm" svg:y="22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" draw:layer="layout" svg:width="2.632cm" svg:height="0.839cm" svg:x="8.112cm" svg:y="22.955cm">
          <draw:text-box>
            <text:p><text:span text:style-name="T1">U</text:span><text:span text:style-name="T1">pd</text:span><text:span text:style-name="T1">at</text:span><text:span text:style-name="T1">e</text:span><text:span text:style-name="T1">X</text:span></text:p>
          </draw:text-box>
        </draw:frame>
        <draw:custom-shape draw:style-name="gr14" draw:text-style-name="P7" draw:layer="layout" svg:width="3.731cm" svg:height="0.792cm" svg:x="7.465cm" svg:y="23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1.732cm" svg:height="0.839cm" svg:x="8.112cm" svg:y="23.833cm">
          <draw:text-box>
            <text:p><text:span text:style-name="T1">Get</text:span><text:span text:style-name="T1">X</text:span></text:p>
          </draw:text-box>
        </draw:frame>
        <draw:line draw:style-name="gr13" draw:text-style-name="P4" draw:layer="layout" svg:x1="7.466cm" svg:y1="23.184cm" svg:x2="3.735cm" svg:y2="23.184cm">
          <text:p/>
        </draw:line>
        <draw:line draw:style-name="gr13" draw:text-style-name="P4" draw:layer="layout" svg:x1="7.466cm" svg:y1="24.088cm" svg:x2="3.848cm" svg:y2="23.749cm">
          <text:p/>
        </draw:line>
        <draw:custom-shape draw:style-name="gr10" draw:text-style-name="P7" draw:layer="layout" svg:width="3.731cm" svg:height="0.791cm" svg:x="7.465cm" svg:y="24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2.695cm" svg:height="1.427cm" svg:x="8.112cm" svg:y="24.824cm">
          <draw:text-box>
            <text:p><text:span text:style-name="T1">SetMO</text:span></text:p>
          </draw:text-box>
        </draw:frame>
        <draw:custom-shape draw:style-name="gr10" draw:text-style-name="P7" draw:layer="layout" svg:width="3.731cm" svg:height="0.791cm" svg:x="7.465cm" svg:y="25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3" draw:layer="layout" svg:width="2.822cm" svg:height="1.427cm" svg:x="8.112cm" svg:y="25.703cm">
          <draw:text-box>
            <text:p><text:span text:style-name="T1">GetMO</text:span></text:p>
          </draw:text-box>
        </draw:frame>
        <draw:line draw:style-name="gr13" draw:text-style-name="P4" draw:layer="layout" svg:x1="7.466cm" svg:y1="24.992cm" svg:x2="3.735cm" svg:y2="24.992cm">
          <text:p/>
        </draw:line>
        <draw:line draw:style-name="gr13" draw:text-style-name="P4" draw:layer="layout" svg:x1="7.466cm" svg:y1="25.897cm" svg:x2="3.735cm" svg:y2="25.558cm">
          <text:p/>
        </draw:line>
        <draw:custom-shape draw:style-name="gr17" draw:text-style-name="P7" draw:layer="layout" svg:width="4.171cm" svg:height="0.792cm" svg:x="12.952cm" svg:y="14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" draw:layer="layout" svg:width="4.296cm" svg:height="0.839cm" svg:x="12.94cm" svg:y="14.465cm">
          <draw:text-box>
            <text:p><text:span text:style-name="T1">SignalInput</text:span><text:span text:style-name="T1">End</text:span></text:p>
          </draw:text-box>
        </draw:frame>
        <draw:custom-shape draw:style-name="gr19" draw:text-style-name="P7" draw:layer="layout" svg:width="4.284cm" svg:height="0.791cm" svg:x="12.952cm" svg:y="15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4.445cm" svg:height="0.839cm" svg:x="12.886cm" svg:y="15.948cm">
          <draw:text-box>
            <text:p><text:span text:style-name="T1">SignalSortEn</text:span><text:span text:style-name="T1">d</text:span></text:p>
          </draw:text-box>
        </draw:frame>
        <draw:line draw:style-name="gr13" draw:text-style-name="P4" draw:layer="layout" svg:x1="12.863cm" svg:y1="14.614cm" svg:x2="10.779cm" svg:y2="14.613cm">
          <text:p/>
        </draw:line>
        <draw:custom-shape draw:style-name="gr19" draw:text-style-name="P7" draw:layer="layout" svg:width="4.284cm" svg:height="0.791cm" svg:x="12.953cm" svg:y="17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4.445cm" svg:height="0.839cm" svg:x="12.887cm" svg:y="17.806cm">
          <draw:text-box>
            <text:p><text:span text:style-name="T1">Sign</text:span><text:span text:style-name="T1">alCal</text:span><text:span text:style-name="T1">cEnd</text:span></text:p>
          </draw:text-box>
        </draw:frame>
        <draw:frame draw:style-name="gr21" draw:text-style-name="P3" draw:layer="layout" svg:width="3.302cm" svg:height="0.839cm" svg:x="10.525cm" svg:y="13.52cm">
          <draw:text-box>
            <text:p><text:span text:style-name="T1">inputEnd+</text:span><text:span text:style-name="T1">+</text:span></text:p>
          </draw:text-box>
        </draw:frame>
        <draw:line draw:style-name="gr13" draw:text-style-name="P4" draw:layer="layout" svg:x1="15.38cm" svg:y1="25.124cm" svg:x2="11.226cm" svg:y2="25.152cm">
          <text:p/>
        </draw:line>
        <draw:frame draw:style-name="gr22" draw:text-style-name="P3" draw:layer="layout" svg:width="1.46cm" svg:height="1.309cm" svg:x="11.537cm" svg:y="24.442cm">
          <draw:text-box>
            <text:p><text:span text:style-name="T1">T4</text:span></text:p>
          </draw:text-box>
        </draw:frame>
        <draw:line draw:style-name="gr13" draw:text-style-name="P4" draw:layer="layout" svg:x1="20.794cm" svg:y1="18.082cm" svg:x2="17.235cm" svg:y2="18.07cm">
          <text:p/>
        </draw:line>
        <draw:frame draw:style-name="gr23" draw:text-style-name="P3" draw:layer="layout" svg:width="3.058cm" svg:height="1.427cm" svg:x="17.637cm" svg:y="17.25cm">
          <draw:text-box>
            <text:p><text:span text:style-name="T1">T2, T3, T4</text:span></text:p>
          </draw:text-box>
        </draw:frame>
        <draw:line draw:style-name="gr13" draw:text-style-name="P4" draw:layer="layout" svg:x1="20.558cm" svg:y1="16.264cm" svg:x2="17.235cm" svg:y2="16.289cm">
          <text:p/>
        </draw:line>
        <draw:line draw:style-name="gr13" draw:text-style-name="P4" draw:layer="layout" svg:x1="20.431cm" svg:y1="14.74cm" svg:x2="17.146cm" svg:y2="14.776cm">
          <text:p/>
        </draw:line>
        <draw:custom-shape draw:style-name="gr24" draw:text-style-name="P7" draw:layer="layout" svg:width="3.73cm" svg:height="0.791cm" svg:x="3.416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" draw:layer="layout" svg:width="3.816cm" svg:height="0.839cm" svg:x="3.35cm" svg:y="14.282cm">
          <draw:text-box>
            <text:p><text:span text:style-name="T1">WaitInputEnd</text:span></text:p>
          </draw:text-box>
        </draw:frame>
        <draw:line draw:style-name="gr13" draw:text-style-name="P4" draw:layer="layout" svg:x1="0.438cm" svg:y1="14.537cm" svg:x2="3.486cm" svg:y2="14.537cm">
          <text:p/>
        </draw:line>
        <draw:custom-shape draw:style-name="gr24" draw:text-style-name="P7" draw:layer="layout" svg:width="3.73cm" svg:height="0.791cm" svg:x="3.42cm" svg:y="15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" draw:layer="layout" svg:width="4.069cm" svg:height="1.309cm" svg:x="3.354cm" svg:y="15.982cm">
          <draw:text-box>
            <text:p><text:span text:style-name="T1">WaitSortEnd</text:span></text:p>
          </draw:text-box>
        </draw:frame>
        <draw:line draw:style-name="gr13" draw:text-style-name="P4" draw:layer="layout" svg:x1="0.442cm" svg:y1="16.237cm" svg:x2="3.49cm" svg:y2="16.237cm">
          <text:p/>
        </draw:line>
        <draw:frame draw:style-name="gr27" draw:text-style-name="P3" draw:layer="layout" svg:width="3.419cm" svg:height="1.427cm" svg:x="0.248cm" svg:y="15.472cm">
          <draw:text-box>
            <text:p><text:span text:style-name="T1">T2,T3,T4</text:span></text:p>
          </draw:text-box>
        </draw:frame>
        <draw:custom-shape draw:style-name="gr24" draw:text-style-name="P7" draw:layer="layout" svg:width="3.73cm" svg:height="0.791cm" svg:x="3.421cm" svg:y="17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" draw:layer="layout" svg:width="4.069cm" svg:height="1.309cm" svg:x="3.355cm" svg:y="17.783cm">
          <draw:text-box>
            <text:p><text:span text:style-name="T1">Wait</text:span><text:span text:style-name="T1">Calc</text:span><text:span text:style-name="T1">End</text:span></text:p>
          </draw:text-box>
        </draw:frame>
        <draw:line draw:style-name="gr13" draw:text-style-name="P4" draw:layer="layout" svg:x1="0.443cm" svg:y1="18.038cm" svg:x2="3.491cm" svg:y2="18.038cm">
          <text:p/>
        </draw:line>
        <draw:frame draw:style-name="gr28" draw:text-style-name="P3" draw:layer="layout" svg:width="1.12cm" svg:height="0.839cm" svg:x="1.223cm" svg:y="17.313cm">
          <draw:text-box>
            <text:p><text:span text:style-name="T1">T1</text:span></text:p>
          </draw:text-box>
        </draw:frame>
        <draw:frame draw:style-name="gr11" draw:text-style-name="P3" draw:layer="layout" svg:width="5.147cm" svg:height="0.839cm" svg:x="4.297cm" svg:y="19.899cm">
          <draw:text-box>
            <text:p><text:span text:style-name="T1">MonitorReso</text:span><text:span text:style-name="T1">urces</text:span></text:p>
          </draw:text-box>
        </draw:frame>
        <draw:line draw:style-name="gr13" draw:text-style-name="P4" draw:layer="layout" svg:x1="17.014cm" svg:y1="26.076cm" svg:x2="11.227cm" svg:y2="26.045cm">
          <text:p/>
        </draw:line>
        <draw:frame draw:style-name="gr29" draw:text-style-name="P3" draw:layer="layout" svg:width="5.714cm" svg:height="0.839cm" svg:x="11.538cm" svg:y="25.335cm">
          <draw:text-box>
            <text:p><text:span text:style-name="T1">T</text:span><text:span text:style-name="T1">1, </text:span><text:span text:style-name="T1">T</text:span><text:span text:style-name="T1">2, </text:span><text:span text:style-name="T1">T</text:span><text:span text:style-name="T1">3, </text:span><text:span text:style-name="T1">T</text:span><text:span text:style-name="T1">4</text:span></text:p>
          </draw:text-box>
        </draw:frame>
        <draw:line draw:style-name="gr13" draw:text-style-name="P4" draw:layer="layout" svg:x1="17.015cm" svg:y1="24.109cm" svg:x2="11.228cm" svg:y2="24.078cm">
          <text:p/>
        </draw:line>
        <draw:frame draw:style-name="gr29" draw:text-style-name="P3" draw:layer="layout" svg:width="5.714cm" svg:height="0.839cm" svg:x="11.539cm" svg:y="23.368cm">
          <draw:text-box>
            <text:p><text:span text:style-name="T1">T1, T2, T3, T4</text:span></text:p>
          </draw:text-box>
        </draw:frame>
        <draw:line draw:style-name="gr13" draw:text-style-name="P4" draw:layer="layout" svg:x1="17.016cm" svg:y1="23.342cm" svg:x2="11.229cm" svg:y2="23.311cm">
          <text:p/>
        </draw:line>
        <draw:frame draw:style-name="gr29" draw:text-style-name="P3" draw:layer="layout" svg:width="5.714cm" svg:height="0.839cm" svg:x="11.54cm" svg:y="22.601cm">
          <draw:text-box>
            <text:p><text:span text:style-name="T1">T1, T2, </text:span><text:span text:style-name="T1">T3, T4</text:span></text:p>
          </draw:text-box>
        </draw:frame>
        <draw:line draw:style-name="gr13" draw:text-style-name="P4" draw:layer="layout" svg:x1="17.017cm" svg:y1="22.375cm" svg:x2="11.23cm" svg:y2="22.344cm">
          <text:p/>
        </draw:line>
        <draw:frame draw:style-name="gr29" draw:text-style-name="P3" draw:layer="layout" svg:width="5.714cm" svg:height="0.839cm" svg:x="11.541cm" svg:y="21.634cm">
          <draw:text-box>
            <text:p><text:span text:style-name="T1">T1, </text:span><text:span text:style-name="T1">T2, </text:span><text:span text:style-name="T1">T3, </text:span><text:span text:style-name="T1">T4</text:span></text:p>
          </draw:text-box>
        </draw:frame>
        <draw:line draw:style-name="gr13" draw:text-style-name="P4" draw:layer="layout" svg:x1="17.018cm" svg:y1="21.508cm" svg:x2="11.231cm" svg:y2="21.477cm">
          <text:p/>
        </draw:line>
        <draw:frame draw:style-name="gr29" draw:text-style-name="P3" draw:layer="layout" svg:width="5.714cm" svg:height="0.839cm" svg:x="11.542cm" svg:y="20.767cm">
          <draw:text-box>
            <text:p><text:span text:style-name="T1">T4</text:span></text:p>
          </draw:text-box>
        </draw:frame>
        <draw:frame draw:style-name="gr27" draw:text-style-name="P3" draw:layer="layout" svg:width="3.419cm" svg:height="1.427cm" svg:x="0.248cm" svg:y="13.597cm">
          <draw:text-box>
            <text:p><text:span text:style-name="T1">T1,T2,T3,T4</text:span></text:p>
          </draw:text-box>
        </draw:frame>
        <draw:frame draw:style-name="gr27" draw:text-style-name="P3" draw:layer="layout" svg:width="3.419cm" svg:height="1.427cm" svg:x="17.774cm" svg:y="13.978cm">
          <draw:text-box>
            <text:p><text:span text:style-name="T1">T1,T3,T4</text:span></text:p>
          </draw:text-box>
        </draw:frame>
        <draw:frame draw:style-name="gr27" draw:text-style-name="P3" draw:layer="layout" svg:width="3.419cm" svg:height="1.427cm" svg:x="17.901cm" svg:y="15.472cm">
          <draw:text-box>
            <text:p><text:span text:style-name="T1">T1</text:span></text:p>
          </draw:text-box>
        </draw:frame>
        <draw:custom-shape draw:style-name="gr30" draw:text-style-name="P2" draw:layer="layout" svg:width="21.193cm" svg:height="20.844cm" svg:x="0cm" svg:y="7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166cm" svg:height="1.634cm" svg:x="7.727cm" svg:y="15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472cm" svg:height="0.839cm" svg:x="7.775cm" svg:y="15.854cm">
          <draw:text-box>
            <text:p><text:span text:style-name="T3">sortEnd=0</text:span></text:p>
          </draw:text-box>
        </draw:frame>
        <draw:line draw:style-name="gr13" draw:text-style-name="P4" draw:layer="layout" svg:x1="12.95cm" svg:y1="16.229cm" svg:x2="10.866cm" svg:y2="16.228cm">
          <text:p/>
        </draw:line>
        <draw:frame draw:style-name="gr21" draw:text-style-name="P3" draw:layer="layout" svg:width="3.302cm" svg:height="0.839cm" svg:x="10.612cm" svg:y="15.135cm">
          <draw:text-box>
            <text:p><text:span text:style-name="T1">sortEnd++</text:span></text:p>
          </draw:text-box>
        </draw:frame>
        <draw:custom-shape draw:style-name="gr8" draw:text-style-name="P4" draw:layer="layout" svg:width="3.166cm" svg:height="1.634cm" svg:x="7.727cm" svg:y="17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472cm" svg:height="0.839cm" svg:x="7.775cm" svg:y="17.654cm">
          <draw:text-box>
            <text:p><text:span text:style-name="T3">calcEnd=0</text:span></text:p>
          </draw:text-box>
        </draw:frame>
        <draw:line draw:style-name="gr13" draw:text-style-name="P4" draw:layer="layout" svg:x1="12.95cm" svg:y1="18.029cm" svg:x2="10.866cm" svg:y2="18.028cm">
          <text:p/>
        </draw:line>
        <draw:frame draw:style-name="gr21" draw:text-style-name="P3" draw:layer="layout" svg:width="3.302cm" svg:height="0.839cm" svg:x="10.612cm" svg:y="16.935cm">
          <draw:text-box>
            <text:p><text:span text:style-name="T1">calcEnd++</text:span></text:p>
          </draw:text-box>
        </draw:frame>
        <draw:custom-shape draw:style-name="gr4" draw:text-style-name="P2" draw:layer="layout" svg:width="8.001cm" svg:height="6.877cm" svg:x="3.667cm" svg:y="2.65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2.54cm" svg:height="1.255cm" svg:x="4.437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5" draw:layer="layout" svg:width="2.548cm" svg:height="0.839cm" svg:x="4.556cm" svg:y="3.909cm">
          <draw:text-box>
            <text:p><text:span text:style-name="T2">sorted2</text:span></text:p>
          </draw:text-box>
        </draw:frame>
        <draw:custom-shape draw:style-name="gr10" draw:text-style-name="P7" draw:layer="layout" svg:width="3.731cm" svg:height="0.791cm" svg:x="9.956cm" svg:y="3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" draw:layer="layout" svg:width="3.551cm" svg:height="0.839cm" svg:x="10.303cm" svg:y="3.853cm">
          <draw:text-box>
            <text:p><text:span text:style-name="T1">signalSorted</text:span></text:p>
          </draw:text-box>
        </draw:frame>
        <draw:custom-shape draw:style-name="gr10" draw:text-style-name="P7" draw:layer="layout" svg:width="3.731cm" svg:height="0.791cm" svg:x="9.956cm" svg:y="4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" draw:layer="layout" svg:width="3.35cm" svg:height="0.839cm" svg:x="10.504cm" svg:y="4.702cm">
          <draw:text-box>
            <text:p><text:span text:style-name="T1">waitSorted</text:span></text:p>
          </draw:text-box>
        </draw:frame>
        <draw:line draw:style-name="gr13" draw:text-style-name="P4" draw:layer="layout" svg:x1="9.89cm" svg:y1="4.302cm" svg:x2="6.975cm" svg:y2="4.175cm">
          <text:p/>
        </draw:line>
        <draw:line draw:style-name="gr13" draw:text-style-name="P4" draw:layer="layout" svg:x1="9.89cm" svg:y1="5.064cm" svg:x2="6.969cm" svg:y2="4.556cm">
          <text:p/>
        </draw:line>
        <draw:frame draw:style-name="gr11" draw:text-style-name="P3" draw:layer="layout" svg:width="5.147cm" svg:height="0.839cm" svg:x="3.727cm" svg:y="2.701cm">
          <draw:text-box>
            <text:p><text:span text:style-name="T1">MonitorSort</text:span></text:p>
          </draw:text-box>
        </draw:frame>
        <draw:line draw:style-name="gr13" draw:text-style-name="P4" draw:layer="layout" svg:x1="15.551cm" svg:y1="5.191cm" svg:x2="13.721cm" svg:y2="5.199cm">
          <text:p/>
        </draw:line>
        <draw:frame draw:style-name="gr29" draw:text-style-name="P3" draw:layer="layout" svg:width="1.138cm" svg:height="0.839cm" svg:x="14.032cm" svg:y="4.489cm">
          <draw:text-box>
            <text:p><text:span text:style-name="T1">T1</text:span></text:p>
          </draw:text-box>
        </draw:frame>
        <draw:line draw:style-name="gr13" draw:text-style-name="P4" draw:layer="layout" svg:x1="15.297cm" svg:y1="4.302cm" svg:x2="13.722cm" svg:y2="4.332cm">
          <text:p/>
        </draw:line>
        <draw:frame draw:style-name="gr29" draw:text-style-name="P3" draw:layer="layout" svg:width="1.264cm" svg:height="0.839cm" svg:x="14.033cm" svg:y="3.622cm">
          <draw:text-box>
            <text:p><text:span text:style-name="T1">T2</text:span></text:p>
          </draw:text-box>
        </draw:frame>
        <draw:frame draw:style-name="gr21" draw:text-style-name="P3" draw:layer="layout" svg:width="3.302cm" svg:height="0.839cm" svg:x="7.223cm" svg:y="3.236cm">
          <draw:text-box>
            <text:p><text:span text:style-name="T1">sorted2++</text:span></text:p>
          </draw:text-box>
        </draw:frame>
        <draw:custom-shape draw:style-name="gr31" draw:text-style-name="P4" draw:layer="layout" svg:width="2.54cm" svg:height="1.255cm" svg:x="4.437cm" svg:y="5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5" draw:layer="layout" svg:width="2.548cm" svg:height="0.839cm" svg:x="4.556cm" svg:y="5.71cm">
          <draw:text-box>
            <text:p><text:span text:style-name="T2">sorted3</text:span></text:p>
          </draw:text-box>
        </draw:frame>
        <draw:custom-shape draw:style-name="gr10" draw:text-style-name="P7" draw:layer="layout" svg:width="3.731cm" svg:height="0.791cm" svg:x="9.956cm" svg:y="5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" draw:layer="layout" svg:width="3.551cm" svg:height="0.839cm" svg:x="10.303cm" svg:y="5.654cm">
          <draw:text-box>
            <text:p><text:span text:style-name="T1">signalSorted</text:span></text:p>
          </draw:text-box>
        </draw:frame>
        <draw:custom-shape draw:style-name="gr10" draw:text-style-name="P7" draw:layer="layout" svg:width="3.731cm" svg:height="0.791cm" svg:x="9.956cm" svg:y="6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" draw:layer="layout" svg:width="3.35cm" svg:height="0.839cm" svg:x="10.504cm" svg:y="6.503cm">
          <draw:text-box>
            <text:p><text:span text:style-name="T1">waitSorted</text:span></text:p>
          </draw:text-box>
        </draw:frame>
        <draw:line draw:style-name="gr13" draw:text-style-name="P4" draw:layer="layout" svg:x1="9.89cm" svg:y1="6.08cm" svg:x2="6.969cm" svg:y2="5.976cm">
          <text:p/>
        </draw:line>
        <draw:line draw:style-name="gr13" draw:text-style-name="P4" draw:layer="layout" svg:x1="9.89cm" svg:y1="6.842cm" svg:x2="6.969cm" svg:y2="6.357cm">
          <text:p/>
        </draw:line>
        <draw:line draw:style-name="gr13" draw:text-style-name="P4" draw:layer="layout" svg:x1="15.551cm" svg:y1="6.992cm" svg:x2="13.721cm" svg:y2="7cm">
          <text:p/>
        </draw:line>
        <draw:frame draw:style-name="gr29" draw:text-style-name="P3" draw:layer="layout" svg:width="1.138cm" svg:height="0.839cm" svg:x="14.032cm" svg:y="6.29cm">
          <draw:text-box>
            <text:p><text:span text:style-name="T1">T1</text:span></text:p>
          </draw:text-box>
        </draw:frame>
        <draw:line draw:style-name="gr13" draw:text-style-name="P4" draw:layer="layout" svg:x1="15.297cm" svg:y1="6.103cm" svg:x2="13.722cm" svg:y2="6.133cm">
          <text:p/>
        </draw:line>
        <draw:frame draw:style-name="gr29" draw:text-style-name="P3" draw:layer="layout" svg:width="1.264cm" svg:height="0.839cm" svg:x="14.033cm" svg:y="5.423cm">
          <draw:text-box>
            <text:p><text:span text:style-name="T1">T3</text:span></text:p>
          </draw:text-box>
        </draw:frame>
        <draw:frame draw:style-name="gr21" draw:text-style-name="P3" draw:layer="layout" svg:width="3.302cm" svg:height="0.839cm" svg:x="7.223cm" svg:y="5.037cm">
          <draw:text-box>
            <text:p><text:span text:style-name="T1">sorted3++</text:span></text:p>
          </draw:text-box>
        </draw:frame>
        <draw:custom-shape draw:style-name="gr31" draw:text-style-name="P4" draw:layer="layout" svg:width="2.54cm" svg:height="1.255cm" svg:x="4.437cm" svg:y="7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5" draw:layer="layout" svg:width="2.548cm" svg:height="0.839cm" svg:x="4.556cm" svg:y="7.51cm">
          <draw:text-box>
            <text:p><text:span text:style-name="T2">sorted4</text:span></text:p>
          </draw:text-box>
        </draw:frame>
        <draw:custom-shape draw:style-name="gr10" draw:text-style-name="P7" draw:layer="layout" svg:width="3.731cm" svg:height="0.791cm" svg:x="9.956cm" svg:y="7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" draw:layer="layout" svg:width="3.551cm" svg:height="0.839cm" svg:x="10.303cm" svg:y="7.454cm">
          <draw:text-box>
            <text:p><text:span text:style-name="T1">signalSorted</text:span></text:p>
          </draw:text-box>
        </draw:frame>
        <draw:custom-shape draw:style-name="gr10" draw:text-style-name="P7" draw:layer="layout" svg:width="3.731cm" svg:height="0.791cm" svg:x="9.956cm" svg:y="8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" draw:layer="layout" svg:width="3.35cm" svg:height="0.839cm" svg:x="10.504cm" svg:y="8.303cm">
          <draw:text-box>
            <text:p><text:span text:style-name="T1">waitSorted</text:span></text:p>
          </draw:text-box>
        </draw:frame>
        <draw:line draw:style-name="gr13" draw:text-style-name="P4" draw:layer="layout" svg:x1="9.89cm" svg:y1="7.858cm" svg:x2="6.969cm" svg:y2="7.776cm">
          <text:p/>
        </draw:line>
        <draw:line draw:style-name="gr13" draw:text-style-name="P4" draw:layer="layout" svg:x1="9.89cm" svg:y1="8.62cm" svg:x2="6.969cm" svg:y2="8.157cm">
          <text:p/>
        </draw:line>
        <draw:line draw:style-name="gr13" draw:text-style-name="P4" draw:layer="layout" svg:x1="15.551cm" svg:y1="8.792cm" svg:x2="13.721cm" svg:y2="8.8cm">
          <text:p/>
        </draw:line>
        <draw:frame draw:style-name="gr29" draw:text-style-name="P3" draw:layer="layout" svg:width="1.138cm" svg:height="0.839cm" svg:x="14.032cm" svg:y="8.09cm">
          <draw:text-box>
            <text:p><text:span text:style-name="T1">T3</text:span></text:p>
          </draw:text-box>
        </draw:frame>
        <draw:line draw:style-name="gr13" draw:text-style-name="P4" draw:layer="layout" svg:x1="15.297cm" svg:y1="7.903cm" svg:x2="13.722cm" svg:y2="7.933cm">
          <text:p/>
        </draw:line>
        <draw:frame draw:style-name="gr29" draw:text-style-name="P3" draw:layer="layout" svg:width="1.264cm" svg:height="0.839cm" svg:x="14.033cm" svg:y="7.223cm">
          <draw:text-box>
            <text:p><text:span text:style-name="T1">T4</text:span></text:p>
          </draw:text-box>
        </draw:frame>
        <draw:frame draw:style-name="gr21" draw:text-style-name="P3" draw:layer="layout" svg:width="3.302cm" svg:height="0.839cm" svg:x="7.223cm" svg:y="6.837cm">
          <draw:text-box>
            <text:p><text:span text:style-name="T1">sorted4+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5-14T22:28:24.203676443</dc:date>
    <meta:editing-duration>PT2H47M7S</meta:editing-duration>
    <meta:editing-cycles>35</meta:editing-cycles>
    <meta:generator>LibreOffice/5.4.6.2$Linux_X86_64 LibreOffice_project/40m0$Build-2</meta:generator>
    <meta:document-statistic meta:object-count="119"/>
  </office:meta>
</office:document-meta>
</file>